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Случайный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Треугольник не существует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Прямоугольны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 style:data-style-name="N2" text:time-value="18:52:39.2220191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1T15:41:27.247996821</meta:creation-date>
    <dc:date>2020-09-25T18:54:26.829594661</dc:date>
    <meta:editing-duration>PT3H33M55S</meta:editing-duration>
    <meta:editing-cycles>9</meta:editing-cycles>
    <meta:generator>LibreOffice/6.4.5.2$Linux_X86_64 LibreOffice_project/40$Build-2</meta:generator>
    <meta:document-statistic meta:table-count="1" meta:cell-count="32" meta:object-count="0"/>
  </office:meta>
</office:document-meta>
</file>